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Paragraph_20_Default">
      <style:paragraph-properties fo:margin-top="0.0783in" fo:margin-bottom="0in"/>
      <style:text-properties fo:color="#323298" fo:font-size="11pt" fo:font-weight="bold"/>
    </style:style>
    <style:style style:name="P3" style:family="paragraph" style:parent-style-name="Paragraph_20_Default" style:list-style-name="L1">
      <style:paragraph-properties text:enable-numbering="true" fo:margin-top="0.0783in" fo:margin-bottom="0in"/>
    </style:style>
    <style:style style:name="P4" style:family="paragraph" style:parent-style-name="Heading_20_2" style:list-style-name=""/>
    <style:style style:name="P5" style:family="paragraph" style:parent-style-name="Heading_20_1" style:list-style-name=""/>
    <style:style style:name="fr1" style:family="graphic" style:parent-style-name="Frame">
      <style:graphic-properties style:vertical-pos="top" style:vertical-rel="paragraph-content" style:horizontal-pos="right" style:horizontal-rel="paragraph" style:shadow="none"/>
    </style:style>
    <text:list-style style:name="L1">
      <text:list-level-style-bullet text:level="1" text:style-name="Bullet_20_Symbols" style:num-suffix=" " text:bullet-char="•">
        <style:list-level-properties text:min-label-width="0.1965in"/>
      </text:list-level-style-bullet>
      <text:list-level-style-bullet text:level="2" text:style-name="Bullet_20_Symbols" style:num-suffix=" " text:bullet-char="•">
        <style:list-level-properties text:space-before="0.1972in" text:min-label-width="0.1965in"/>
      </text:list-level-style-bullet>
      <text:list-level-style-bullet text:level="3" text:style-name="Bullet_20_Symbols" style:num-suffix=" " text:bullet-char="•">
        <style:list-level-properties text:space-before="0.3937in" text:min-label-width="0.1965in"/>
      </text:list-level-style-bullet>
      <text:list-level-style-bullet text:level="4" text:style-name="Bullet_20_Symbols" style:num-suffix=" " text:bullet-char="•">
        <style:list-level-properties text:space-before="0.5909in" text:min-label-width="0.1965in"/>
      </text:list-level-style-bullet>
      <text:list-level-style-bullet text:level="5" text:style-name="Bullet_20_Symbols" style:num-suffix=" " text:bullet-char="•">
        <style:list-level-properties text:space-before="0.7874in" text:min-label-width="0.1965in"/>
      </text:list-level-style-bullet>
      <text:list-level-style-bullet text:level="6" text:style-name="Bullet_20_Symbols" style:num-suffix=" " text:bullet-char="•">
        <style:list-level-properties text:space-before="0.9846in" text:min-label-width="0.1965in"/>
      </text:list-level-style-bullet>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Curriculum Vitae - Dag Wieers</text:p>
      <text:h text:style-name="P5" text:outline-level="1">Personalia</text:h>
      <text:p text:style-name="para-sidebar"><draw:frame draw:style-name="fr1" draw:name="Frame1" text:anchor-type="paragraph" svg:width="3.8228in" style:rel-width="56%" draw:z-index="0"><draw:text-box fo:min-height="2.3in"><text:p text:style-name="P2">Availability and work interests</text:p><text:p text:style-name="Paragraph_20_Padding">My technical experience and interests as a system engineer and system architect focus on Linux and Open Source software, preferably Red Hat Enterprise Linux (RHEL) and CentOS. With more than 15 years of experience I am one of the Linux pioneers in Belgium.</text:p><text:p text:style-name="Paragraph_20_Padding">Skills include deploying, migrating and managing large-scale Linux infrastructure (servers and desktops), packaging Unix software, designing and implementing system tools and automating operational tasks using python, shell scripting and perl with attention to standardization, procedures and policies.</text:p><text:p text:style-name="Paragraph_20_Padding">I am available as a freelancer for contract work inside and outside of Europe, but not willing to relocate on a permanent basis.</text:p></draw:text-box></draw:frame></text:p>
      <text:p text:style-name="Paragraph_20_Term">Full name </text:p>
      <text:p text:style-name="Paragraph_20_Padding_20_Odd">Dag Johan Maarten Wieërs </text:p>
      <text:p text:style-name="Paragraph_20_Term">Location </text:p>
      <text:p text:style-name="Paragraph_20_Padding_20_Odd">Ghent, Belgium </text:p>
      <text:p text:style-name="Paragraph_20_Term">Phone </text:p>
      <text:p text:style-name="Paragraph_20_Padding_20_Odd">+32 478 436 299 </text:p>
      <text:p text:style-name="Paragraph_20_Term">Email </text:p>
      <text:p text:style-name="Paragraph_20_Padding_20_Odd"><text:a xlink:type="simple" xlink:href="mailto:dag@linux.com">dag@linux.com</text:a>, <text:a xlink:type="simple" xlink:href="mailto:dag@wieers.com">dag@wieers.com</text:a> </text:p>
      <text:p text:style-name="Paragraph_20_Term">Website </text:p>
      <text:p text:style-name="Paragraph_20_Padding_20_Odd"><text:a xlink:type="simple" xlink:href="http://dag.wieers.com/blog/">http://dag.wieers.com/blog/</text:a>, <text:a xlink:type="simple" xlink:href="http://be.linkedin.com/in/dagwieers">http://be.linkedin.com/in/dagwieers</text:a> </text:p>
      <text:h text:style-name="P5" text:outline-level="1">Work experience</text:h>
      <text:h text:style-name="P4" text:outline-level="2">Federal Police // may 2010 → present</text:h>
      <text:p text:style-name="Paragraph_20_Term">Linux system developer </text:p>
      <text:p text:style-name="Paragraph_20_Padding_20_Odd">Implementing disaster recovery solution. Improvements to installation scripts. Packaging improvements. Automation and scripting. Design and implement a samba/anti-virus solution. </text:p>
      <text:h text:style-name="P4" text:outline-level="2">AXA-Tech Belgium // nov 2007 → mar 2010</text:h>
      <text:p text:style-name="Paragraph_20_Term">Linux system engineer </text:p>
      <text:p text:style-name="Paragraph_20_Padding_20_Odd">Linux migration of Belgian datacenter to Germany. Design and implementation of modular framework and infrastructure for Linux and VMware ESX, used for deploying, retrofitting and validating Linux servers. 3rd level support, troubleshooting and design work. </text:p>
      <text:h text:style-name="P4" text:outline-level="2">EMC Belgium Development Group // jul 2007 → dec 2007</text:h>
      <text:p text:style-name="Paragraph_20_Term">Linux system engineer </text:p>
      <text:p text:style-name="Paragraph_20_Padding_20_Odd">Implementation of infrastructure for Novell SLES Linux deployment for technical development workstations. Integration with Active Directory, NIS, Clearcase, VMware Server. </text:p>
      <text:h text:style-name="P4" text:outline-level="2">Punch Telematix // jun 2007 → sep 2007</text:h>
      <text:p text:style-name="Paragraph_20_Term">Linux system engineer </text:p>
      <text:p text:style-name="Paragraph_20_Padding_20_Odd">Design and implementation of technical documentation system. Design and implementation of subversion. Packaging for Novell SLES Linux. Troubleshooting. Automation. </text:p>
      <text:h text:style-name="P4" text:outline-level="2">Euroclear // dec 2005 → may 2007</text:h>
      <text:p text:style-name="Paragraph_20_Term">Unix system engineer </text:p>
      <text:p text:style-name="Paragraph_20_Padding_20_Odd">Deployment of Unix systems and services. Design and implementation of management infrastructure (configuration and documentation management, change management). Packaging for Solaris, AIX, Linux and VMware. Custom software development. Troubleshooting. Automation. </text:p>
      <text:h text:style-name="P4" text:outline-level="2">Mind Linux Solutions // oct 1999 → apr 2001</text:h>
      <text:p text:style-name="Paragraph_20_Term">Founder / Business Unit Manager </text:p>
      <text:p text:style-name="Paragraph_20_Padding_20_Odd">Taking care of various parts of the organization, including sales and marketing. Experience with project-management and pre-sales for a small (15 headcount) consultancy company. </text:p>
      <text:p text:style-name="Paragraph_20_Term">Consultant </text:p>
      <text:p text:style-name="Paragraph_20_Padding_20_Odd">Linux and Open Source consultancy and training for several customers in on-site projects varying between 1 and 3 weeks. </text:p>
      <text:h text:style-name="P4" text:outline-level="2">IBM Belgium // sep 1999 → dec 2005</text:h>
      <text:p text:style-name="Paragraph_20_Term">Unix system engineer </text:p>
      <text:p text:style-name="Paragraph_20_Padding_20_Odd">On Unix and Linux systems. (eg. packaging on Linux/AIX, implementing various system and network services, general troubleshooting), implementing hosting infrastructure on Linux. (eg. resource and availability monitoring, capacity planning, firewall framework) </text:p>
      <text:p text:style-name="Paragraph_20_Term">Consultant </text:p>
      <text:p text:style-name="Paragraph_20_Padding_20_Odd">Designing and implementing solutions for automatic deployment of Linux clients, Point-Of-Sale systems, network services, clusters and big parallel storage systems for digital media projects. <text:span text:style-name="Text_20_Italic">incl. Real Software, VRT, EVS, RVA, Callataÿ and Wouters, KBC</text:span> </text:p>
      <text:h text:style-name="P4" text:outline-level="2"><text:soft-page-break/>SISA Software/Winsome // summer job 1996/1997 // oct 1997 → sep 1999</text:h>
      <text:p text:style-name="Paragraph_20_Term">Consultant </text:p>
      <text:p text:style-name="Paragraph_20_Padding_20_Odd">Analysis and design of an off-line website generation program (further developed as WebEngine) and web-scripting. </text:p>
      <text:p text:style-name="Paragraph_20_Term">System administration </text:p>
      <text:p text:style-name="Paragraph_20_Padding_20_Odd">Installation of Linux-servers and routers and operational management of these systems. </text:p>
      <text:h text:style-name="P4" text:outline-level="2">Provinciale Bibliotheek Limburg // voluntary oct 1996 → nov 1997</text:h>
      <text:p text:style-name="Paragraph_20_Term">Network administration </text:p>
      <text:p text:style-name="Paragraph_20_Padding_20_Odd">Maintenance of 12 public Internet terminals (based on Windows 95) and an ISDN Internet connection. </text:p>
      <text:p text:style-name="Paragraph_20_Term">Internet training </text:p>
      <text:p text:style-name="Paragraph_20_Padding_20_Odd">Individual training and training in group regarding the Internet, search-engines and popular websites. </text:p>
      <text:h text:style-name="P5" text:outline-level="1">Skills</text:h>
      <text:h text:style-name="P4" text:outline-level="2">Overall</text:h>
      <text:list xml:id="list1629826633" text:style-name="L1">
        <text:list-item>
          <text:p text:style-name="P3">Ability to learn quickly from self-study </text:p>
        </text:list-item>
        <text:list-item>
          <text:p text:style-name="P3">Thorough experience in Unix system administration and automation </text:p>
        </text:list-item>
        <text:list-item>
          <text:p text:style-name="P3">Thorough experience in configuring and deploying systems in a scalable and coherent manner </text:p>
        </text:list-item>
        <text:list-item>
          <text:p text:style-name="P3">Experience in developing and marketing products using the Internet and Internet communities </text:p>
        </text:list-item>
        <text:list-item>
          <text:p text:style-name="P3">Experience in project-management and leading a technical team </text:p>
        </text:list-item>
        <text:list-item>
          <text:p text:style-name="P3">Owner of various best practices regarding Linux system and application deployments, system maintenance and documentation, system security and Enterprise Linux in general. </text:p>
        </text:list-item>
      </text:list>
      <text:h text:style-name="P4" text:outline-level="2">Operating systems</text:h>
      <text:list xml:id="list1182952147" text:style-name="L1">
        <text:list-item>
          <text:p text:style-name="P3">Excellent knowledge of Linux (since 1994) incl. Red Hat Enterprise Linux, CentOS, Fedora (but also SLES, Ubuntu, Debian, Slackware, …) </text:p>
        </text:list-item>
        <text:list-item>
          <text:p text:style-name="P3">Experience with various Unix systems including AIX, HP/UX, Solaris, SCO Unix and Digital Unix, mostly software and automation. </text:p>
        </text:list-item>
        <text:list-item>
          <text:p text:style-name="P3">Experience with virtualization solutions incl. OpenVZ, RHEV/KVM and VMware ESX. </text:p>
        </text:list-item>
      </text:list>
      <text:h text:style-name="P4" text:outline-level="2">Software</text:h>
      <text:list xml:id="list1393540667" text:style-name="L1">
        <text:list-item>
          <text:p text:style-name="P3">Various markup languages (HTML, SGML, DocBook v3 and v4, XML, CSS) </text:p>
        </text:list-item>
        <text:list-item>
          <text:p text:style-name="P3">CGI Programming (in Perl and C) and PHP3/4 </text:p>
        </text:list-item>
        <text:list-item>
          <text:p text:style-name="P3">IP (TCP/UDP), ICMP, ARP and protocols like IRC, FTP, SMTP, HTTP, NNTP, POP3, IMAP, DHCP, IPsec, … </text:p>
        </text:list-item>
        <text:list-item>
          <text:p text:style-name="P3">SQL (MySQL, msql, PostgreSQL, DB2 and some Oracle) </text:p>
        </text:list-item>
        <text:list-item>
          <text:p text:style-name="P3">Experience with clustered web-servers for load-balancing and fail-over </text:p>
        </text:list-item>
        <text:list-item>
          <text:p text:style-name="P3">Experience with firewalling, virtual private networking (VPN), building high-capacity, load-balancing and high-available systems (IPVS) and network intrusion detection systems (NIDS) </text:p>
        </text:list-item>
        <text:list-item>
          <text:p text:style-name="P3">Experience with GPFS clustering and SAN environments for large digital media environments </text:p>
        </text:list-item>
        <text:list-item>
          <text:p text:style-name="P3">Experience with building Red Hat kickstarts for mass deployment and building Red Hat RPM packages </text:p>
        </text:list-item>
        <text:list-item>
          <text:p text:style-name="P3">Thorough experience in designing and implementing a multi-customer monitoring and reporting infrastructure. </text:p>
        </text:list-item>
        <text:list-item>
          <text:p text:style-name="P3">Thorough experience in compiling, installing, and configuring of Unix system software, e.g. NFS, Samba, lpd (and LPRng), Qmail, Bind, DHCP, XFree86, Apache, ssh, ntpd, Snort, Dante, RRDtool, Nagios, Webmin, … </text:p>
        </text:list-item>
        <text:list-item>
          <text:p text:style-name="P3">Experience with building solutions using SugarCRM and Drupal </text:p>
        </text:list-item>
        <text:list-item>
          <text:p text:style-name="P3">Experience automating and integrating with Red Hat Network Satellite </text:p>
        </text:list-item>
        <text:list-item>
          <text:p text:style-name="P3">Thorough experience in compiling, installing, configuring, and using almost any software from standard Linux-distributions, including XFree86, Gnome, Perl, RPM, … </text:p>
        </text:list-item>
        <text:list-item>
          <text:p text:style-name="P3">Experience in programming and scripting in various computer languages. </text:p>
        </text:list-item>
      </text:list>
      <text:h text:style-name="P4" text:outline-level="2">Programming languages</text:h>
      <text:p text:style-name="Paragraph_20_Term">Active </text:p>
      <text:p text:style-name="Paragraph_20_Padding_20_Odd">Python (since 2002), SQL (since 1997), PHP (since 1996), Javascript (since 1995), AWK &amp; Unix-shells (since 1994), C (since 1994), Perl 4 and 5 (since 1994) </text:p>
      <text:p text:style-name="Paragraph_20_Term">Passive </text:p>
      <text:p text:style-name="Paragraph_20_Padding_20_Odd">C# and Mono (since 2003), RPG on AS/400 (1997 - 1998), Visual Basic (1997), Java (since 1996), Pascal (1991 - 1999), Tcl/Tk, x86 Assembler (1992 - 1996), BASIC (1988 - 1990) </text:p>
      <text:h text:style-name="P4" text:outline-level="2"><text:soft-page-break/>Languages</text:h>
      <text:list xml:id="list1084709785" text:style-name="L1">
        <text:list-item>
          <text:p text:style-name="P3">Dutch: native </text:p>
        </text:list-item>
        <text:list-item>
          <text:p text:style-name="P3">English: fluently spoken and written </text:p>
        </text:list-item>
        <text:list-item>
          <text:p text:style-name="P3">French: basic spoken and limited written </text:p>
        </text:list-item>
        <text:list-item>
          <text:p text:style-name="P3">Afrikaans: basic spoken </text:p>
        </text:list-item>
        <text:list-item>
          <text:p text:style-name="P3">German: notions </text:p>
        </text:list-item>
      </text:list>
      <text:h text:style-name="P5" text:outline-level="1">Education</text:h>
      <text:h text:style-name="P4" text:outline-level="2">Technical writing</text:h>
      <text:p text:style-name="Paragraph_20_Term">IBM Redbook Residency, Poughkeepsie, NY (05/2005) </text:p>
      <text:p text:style-name="Paragraph_20_Padding_20_Odd">Co-written a Redbook about the design and implementation of GPFS (General Parallel File System) in a digital media (broadcasting) environment. [SG246700] </text:p>
      <text:p text:style-name="Paragraph_20_Term">IBM Redbook Residency, Austin, TX (11/2002) </text:p>
      <text:p text:style-name="Paragraph_20_Padding_20_Odd">Co-written a Redbook about the design and implementation of a Linux-based deployment in a branch banking environment. [SG246813] </text:p>
      <text:h text:style-name="P4" text:outline-level="2">Presentations</text:h>
      <text:p text:style-name="Paragraph_20_Padding">I have presented on various topics at the following conferences:</text:p>
      <text:list xml:id="list1276973636" text:style-name="L1">
        <text:list-item>
          <text:p text:style-name="P3">Japan Linux Symposium, Tokyo, JP - 2009 </text:p>
        </text:list-item>
        <text:list-item>
          <text:p text:style-name="P3">Jornadas Regionales de Software Libre, Buenos Aires, AR - 2008 </text:p>
        </text:list-item>
        <text:list-item>
          <text:p text:style-name="P3">LinuxTag Berlin, DE - 2008 </text:p>
        </text:list-item>
        <text:list-item>
          <text:p text:style-name="P3">LinuxWorld Expo Brussels, BE - 2008 </text:p>
        </text:list-item>
        <text:list-item>
          <text:p text:style-name="P3">LinuxWorld Expo Utrecht, NL - 2007 </text:p>
        </text:list-item>
        <text:list-item>
          <text:p text:style-name="P3">T-DOSE, Eindhoven, NL - 2007, 2008, 2009 </text:p>
        </text:list-item>
        <text:list-item>
          <text:p text:style-name="P3">Linuxconf.eu, Cambridge, UK - 2007 </text:p>
        </text:list-item>
        <text:list-item>
          <text:p text:style-name="P3">FrOSCon, Bonn, DE - 2007, 2008, 2009 </text:p>
        </text:list-item>
        <text:list-item>
          <text:p text:style-name="P3">FOSDEM, Brussels, BE - 2006, 2008 </text:p>
        </text:list-item>
      </text:list>
      <text:h text:style-name="P4" text:outline-level="2">Education</text:h>
      <text:p text:style-name="Paragraph_20_Term">XIOS Hogeschool Limburg, Diepenbeek (1996 → 1999) </text:p>
      <text:p text:style-name="Paragraph_20_Padding_20_Odd">Applied Computer Science (~ Bachelor degree) </text:p>
      <text:p text:style-name="Paragraph_20_Term">Universiteit Hasselt, Diepenbeek (1994 → 1996) </text:p>
      <text:p text:style-name="Paragraph_20_Padding_20_Odd">Computer Science, 1st year </text:p>
      <text:p text:style-name="Paragraph_20_Term">Heilig Hartcollege, Heusden-Zolder (1988 → 1994) </text:p>
      <text:p text:style-name="Paragraph_20_Padding_20_Odd">Latin-Greek, Latin-Mathematics and Science-Mathematics </text:p>
      <text:h text:style-name="P5" text:outline-level="1">Additional activities</text:h>
      <text:list xml:id="list1949185746" text:style-name="L1">
        <text:list-item>
          <text:p text:style-name="P3">Maintainer of <text:a xlink:type="simple" xlink:href="http://dag.wieers.com/apt/">RPMforge RPM Repository</text:a> with more than 5000 Open Source software RPM packages for RHEL and CentOS </text:p>
        </text:list-item>
        <text:list-item>
          <text:p text:style-name="P3">Member of the <text:a xlink:type="simple" xlink:href="http://elrepo.org/">ELRepo initiative</text:a> providing kernel module packages (hardware drivers) for RHEL and CentOS </text:p>
        </text:list-item>
        <text:list-item>
          <text:p text:style-name="P3">Author of <text:a xlink:type="simple" xlink:href="http://dag.wieers.com/home-made/">various Open Source software projects</text:a> <text:span text:style-name="Text_20_Italic">incl. dstat, unoconv, mrepo, dconf, sarah, wiipresent</text:span> </text:p>
        </text:list-item>
        <text:list-item>
          <text:p text:style-name="P3">Ex-member of the <text:a xlink:type="simple" xlink:href="http://wiki.centos.org/">CentOS development team</text:a> </text:p>
        </text:list-item>
        <text:list-item>
          <text:p text:style-name="P3">Author of the FrOSCon LiveUSB (based on a modified CentOS) used for informational displays and conference room computer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Liberation Sans" svg:font-family="'Liberation Sans'" style:font-family-generic="swiss" style:font-pitch="variable"/>
    <style:font-face style:name="Luxi Sans" svg:font-family="'Luxi Sans'" style:font-adornments="Bold"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LGC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text-properties fo:font-size="9pt"/>
    </style:style>
    <style:style style:name="Paragraph_20_Verbatim" style:display-name="Paragraph Verbatim" style:family="paragraph">
      <style:paragraph-properties fo:margin-left="0in" fo:margin-right="0in" fo:text-indent="0.1181in"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0598in" fo:margin-bottom="0in"/>
      <style:text-properties fo:font-size="9pt"/>
    </style:style>
    <style:style style:name="Paragraph_20_Padding_20_Odd" style:display-name="Paragraph Padding Odd" style:family="paragraph" style:parent-style-name="Paragraph_20_Default">
      <style:paragraph-properties fo:margin-left="0.3937in" fo:margin-right="0in" fo:margin-top="0.039in" fo:margin-bottom="0in" fo:text-indent="0in" style:auto-text-indent="false"/>
      <style:text-properties fo:font-size="9pt"/>
    </style:style>
    <style:style style:name="Paragraph_20_Screen" style:display-name="Paragraph Screen" style:family="paragraph" style:parent-style-name="Paragraph_20_Verbatim">
      <style:paragraph-properties fo:padding-left="0in" fo:padding-right="0in" fo:padding-top="0.0783in" fo:padding-bottom="0.0783in" fo:border-left="none" fo:border-right="none" fo:border-top="0.0008in solid #000000" fo:border-bottom="0.0008in solid #000000"/>
      <style:text-properties style:font-name="Lucida Console"/>
    </style:style>
    <style:style style:name="Paragraph_20_Programlisting" style:display-name="Paragraph Programlisting" style:family="paragraph" style:parent-style-name="Paragraph_20_Verbatim">
      <style:paragraph-properties fo:padding-left="0in" fo:padding-right="0in" fo:padding-top="0.0783in" fo:padding-bottom="0.0783in" fo:border-left="0.0783in solid #000000" fo:border-right="none" fo:border-top="none" fo:border-bottom="none"/>
    </style:style>
    <style:style style:name="Paragraph_20_Literallayout" style:display-name="Paragraph Literallayout" style:family="paragraph" style:parent-style-name="Paragraph_20_Verbatim">
      <style:paragraph-properties fo:padding-left="0in" fo:padding-right="0in" fo:padding-top="0.0783in" fo:padding-bottom="0.0783in" fo:border-left="0.0008in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in" fo:padding-right="0in" fo:padding-top="0.0783in" fo:padding-bottom="0.0783in" fo:border-left="0.0783in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0.472in" fo:margin-right="0in" fo:margin-top="0in" fo:margin-bottom="0.1181in" fo:text-indent="0in" style:auto-text-indent="false" fo:padding-left="0.0591in" fo:padding-right="0.0193in" fo:padding-top="0.0193in" fo:padding-bottom="0.0193in" fo:border-left="0.0693in solid #999999" fo:border-right="none" fo:border-top="none" fo:border-bottom="none" style:shadow="none"/>
      <style:text-properties fo:font-style="italic"/>
    </style:style>
    <style:style style:name="Paragraph_20_Admonition" style:display-name="Paragraph Admonition" style:family="paragraph" style:parent-style-name="Paragraph_20_Default">
      <style:paragraph-properties fo:margin-left="0.1575in" fo:margin-right="0in" fo:margin-top="0.1181in" fo:margin-bottom="0.1575in" fo:text-indent="0in" style:auto-text-indent="false" style:border-line-width-top="0.0008in 0.0138in 0.0008in" style:border-line-width-bottom="0.0008in 0.0138in 0.0008in" fo:padding-left="0.2756in" fo:padding-right="0.0193in" fo:padding-top="0.0783in" fo:padding-bottom="0.0783in" fo:border-left="none" fo:border-right="none" fo:border-top="0.0154in double #000000" fo:border-bottom="0.0154in double #000000" style:shadow="none"/>
    </style:style>
    <style:style style:name="Paragraph_20_Term" style:display-name="Paragraph Term" style:family="paragraph" style:parent-style-name="Paragraph_20_Default">
      <style:paragraph-properties fo:margin-top="0.039in" fo:margin-bottom="0in" fo:keep-with-next="always"/>
      <style:text-properties fo:font-size="9pt"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_20_Default" style:default-outline-level="1" style:class="text">
      <style:paragraph-properties fo:margin-top="0.1575in" fo:margin-bottom="0in" fo:padding="0in" fo:border-left="none" fo:border-right="none" fo:border-top="none" fo:border-bottom="0.0138in solid #c0c0c0" style:shadow="none" text:number-lines="true" text:line-number="1"/>
      <style:text-properties fo:color="#666699" fo:font-size="120%"/>
    </style:style>
    <style:style style:name="Heading_20_2" style:display-name="Heading 2" style:family="paragraph" style:parent-style-name="Heading_20_Default" style:default-outline-level="2" style:class="text" style:master-page-name="">
      <style:paragraph-properties fo:margin-top="0.1181in" fo:margin-bottom="0in" style:page-number="auto" text:number-lines="true" text:line-number="2">
        <style:tab-stops/>
      </style:paragraph-properties>
      <style:text-properties fo:color="#666699" fo:font-size="110%" style:text-underline-style="none"/>
    </style:style>
    <style:style style:name="Heading_20_3" style:display-name="Heading 3" style:family="paragraph" style:parent-style-name="Heading_20_Default" style:default-outline-level="3" style:class="text">
      <style:paragraph-properties fo:margin-top="0.2362in" fo:margin-bottom="0in" text:number-lines="true" text:line-number="3"/>
      <style:text-properties fo:font-size="110%"/>
    </style:style>
    <style:style style:name="Heading_20_4" style:display-name="Heading 4" style:family="paragraph" style:parent-style-name="Heading_20_Default" style:default-outline-level="4" style:class="text">
      <style:paragraph-properties fo:margin-top="0.2362in" fo:margin-bottom="0in" text:number-lines="true" text:line-number="4"/>
      <style:text-properties fo:font-size="11pt"/>
    </style:style>
    <style:style style:name="Headings" style:family="paragraph" style:parent-style-name="Heading_20_Default" style:default-outline-level="5" style:class="text">
      <style:paragraph-properties fo:margin-top="0.1965in" fo:margin-bottom="0in"/>
      <style:text-properties fo:font-size="11pt"/>
    </style:style>
    <style:style style:name="Heading_20_Small" style:display-name="Heading Small" style:family="paragraph" style:parent-style-name="Heading_20_Default" style:class="text">
      <style:paragraph-properties fo:margin-top="0.1965in" fo:margin-bottom="0in"/>
      <style:text-properties fo:color="#323298" fo:font-size="11pt"/>
    </style:style>
    <style:style style:name="Paragraph_20_Heading" style:display-name="Paragraph Heading" style:family="paragraph" style:parent-style-name="Heading_20_Default" style:class="text">
      <style:paragraph-properties fo:margin-top="0.1374in" fo:margin-bottom="0in"/>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0.1374in" fo:margin-bottom="0in"/>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in" fo:padding-right="0in" fo:padding-top="0.2362in" fo:padding-bottom="0in"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in" fo:padding-right="0in" fo:padding-top="0.2362in" fo:padding-bottom="0in" fo:border="none"/>
      <style:text-properties fo:font-size="300%"/>
    </style:style>
    <style:style style:name="Title_20_Article" style:display-name="Title Article" style:family="paragraph" style:parent-style-name="Title_20_Default" style:next-style-name="Paragraph_20_Padding" style:master-page-name="">
      <style:paragraph-properties style:page-number="auto" fo:padding="0in" fo:border="none" style:shadow="none"/>
      <style:text-properties fo:color="#000000" style:text-outline="true" style:font-name="Luxi Sans" fo:font-size="200%" fo:text-shadow="1pt 1pt"/>
    </style:style>
    <style:style style:name="Title_20_Bibliography" style:display-name="Title Bibliography" style:family="paragraph" style:parent-style-name="Title_20_Default" style:next-style-name="Paragraph_20_Padding">
      <style:paragraph-properties fo:padding-left="0in" fo:padding-right="0in" fo:padding-top="0.2362in" fo:padding-bottom="0in" fo:border="none"/>
      <style:text-properties fo:font-size="300%"/>
    </style:style>
    <style:style style:name="Index" style:family="paragraph" style:parent-style-name="Paragraph_20_Default"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75763.4563in" style:type="right"/>
          <style:tab-stop style:position="187880.9402in" style:type="center"/>
        </style:tab-stops>
      </style:paragraph-properties>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style>
    <style:style style:name="Frame_20_contents" style:display-name="Frame contents" style:family="paragraph" style:parent-style-name="Text_20_body" style:class="extra"/>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svg:width="4.4146in" fo:min-width="65%" fo:min-height="0.2in" text:anchor-type="paragraph" svg:x="0in" svg:y="0in" fo:margin-left="0.0791in" fo:margin-right="0.0791in" fo:margin-top="0.0791in" fo:margin-bottom="0.0791in" style:wrap="left" style:number-wrapped-paragraphs="no-limit" style:wrap-contour="false" style:vertical-pos="top" style:vertical-rel="paragraph-content" style:horizontal-pos="center" style:horizontal-rel="paragraph-content" fo:background-color="#ffffcc" style:background-transparency="0%" fo:padding="0.0799in" fo:border="0.0071in solid #666666" style:shadow="none" style:flow-with-text="fals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Headings" style:display-name="List Headings">
      <text:list-level-style-number text:level="1" text:style-name="Number_20_Symbols" style:num-suffix="." style:num-format="1">
        <style:list-level-properties text:min-label-distance="0.1181in"/>
      </text:list-level-style-number>
      <text:list-level-style-number text:level="2" text:style-name="Number_20_Symbols" style:num-suffix="." style:num-format="1" text:display-levels="2">
        <style:list-level-properties text:min-label-distance="0.1181in"/>
      </text:list-level-style-number>
      <text:list-level-style-number text:level="3" text:style-name="Number_20_Symbols" style:num-suffix="." style:num-format="1" text:display-levels="3">
        <style:list-level-properties text:min-label-distance="0.1181in"/>
      </text:list-level-style-number>
      <text:list-level-style-number text:level="4" text:style-name="Number_20_Symbols" style:num-suffix="." style:num-format="1" text:display-levels="4">
        <style:list-level-properties text:min-label-distance="0.1181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819in" fo:margin-bottom="0.2402in" fo:margin-left="0.68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Others">
      <style:footer>
        <text:p text:style-name="MP1"><text:title>Curriculum Vitae - Dag Wieers</text:title><text:tab/><text:page-number text:select-page="current">3</text:page-number> of <text:page-count>3</text:page-count></text:p>
      </style:footer>
    </style:master-page>
    <style:master-page style:name="Others" style:page-layout-name="Mpm1">
      <style:footer>
        <text:p text:style-name="MP1"><text:title>Curriculum Vitae - Dag Wieers</text:title><text:tab/><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urriculum Vitae - Dag Wieers</dc:title>
    <dc:subject/>
    <dc:description/>
    <text:date xmlns:text="urn:oasis:names:tc:opendocument:xmlns:text:1.0"/>
    <dc:date>2010-10-25T00:09:04</dc:date>
    <dc:language>en</dc:language>
    <meta:editing-cycles>1</meta:editing-cycles>
    <meta:initial-creator>Dag Wieërs</meta:initial-creator>
    <meta:generator>OpenOffice.org/3.1$Unix OpenOffice.org_project/310m19$Build-9420</meta:generator>
    <meta:document-statistic meta:table-count="0" meta:image-count="0" meta:object-count="0" meta:page-count="3" meta:paragraph-count="122" meta:word-count="1210" meta:character-count="8393"/>
    <dc:creator>Dag Wieers</dc:creator>
    <meta:editing-duration>PT00H00M20S</meta:editing-duration>
  </office:meta>
</office:document-meta>
</file>